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6.002cm" table:align="margins" style:writing-mode="lr-tb"/>
    </style:style>
    <style:style style:name="Tableau1.A" style:family="table-column">
      <style:table-column-properties style:column-width="8.001cm" style:rel-column-width="32767*"/>
    </style:style>
    <style:style style:name="Tableau1.B" style:family="table-column">
      <style:table-column-properties style:column-width="8.001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10" style:family="table-row">
      <style:table-row-properties style:min-row-height="1.108cm"/>
    </style:style>
    <style:style style:name="P1" style:family="paragraph" style:parent-style-name="Standard">
      <style:paragraph-properties fo:text-align="start" style:justify-single-word="false"/>
      <style:text-properties fo:font-size="16pt" fo:font-weight="bold" officeooo:rsid="000bed06" officeooo:paragraph-rsid="000bed0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bed06" officeooo:paragraph-rsid="000bed06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officeooo:paragraph-rsid="000bed06" style:font-size-asian="12pt" style:font-size-complex="12pt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P6" style:family="paragraph" style:parent-style-name="Table_20_Contents">
      <style:text-properties fo:font-size="12pt" officeooo:rsid="000bed06" officeooo:paragraph-rsid="000bed06" style:font-size-asian="12pt" style:font-size-complex="12pt"/>
    </style:style>
    <style:style style:name="P7" style:family="paragraph" style:parent-style-name="Standard">
      <style:text-properties fo:font-size="12pt" fo:language="en" fo:country="US" officeooo:paragraph-rsid="000bed06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bed06" officeooo:paragraph-rsid="000bed06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officeooo:rsid="000bed06" officeooo:paragraph-rsid="000bed06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c2f46" officeooo:paragraph-rsid="000c2f4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bed06" officeooo:paragraph-rsid="000bed06" style:font-size-asian="14pt" style:font-weight-asian="normal" style:font-size-complex="14pt" style:font-weight-complex="normal"/>
    </style:style>
    <style:style style:name="T1" style:family="text">
      <style:text-properties officeooo:rsid="000bed06"/>
    </style:style>
    <style:style style:name="T2" style:family="text">
      <style:text-properties officeooo:rsid="000c2f46"/>
    </style:style>
    <style:style style:name="T3" style:family="text">
      <style:text-properties officeooo:rsid="000d9e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hier des Charges n° 1</text:p>
      <text:p text:style-name="P2"/>
      <text:p text:style-name="P1">I. Général</text:p>
      <text:p text:style-name="P11">1. <text:s/>Accueillir 250 employés dans un bâtiment de 70 m x 35 m.</text:p>
      <text:p text:style-name="P11">2. <text:span text:style-name="T2">Chaque employé possède un bureau et une chaise.</text:span></text:p>
      <text:p text:style-name="P10">3. Les dimensions du mobilier et du bâtiment doivent ne pas trop s’éloigner des Norme NF X35 – 102.</text:p>
      <text:p text:style-name="P10">4. 2 Salle de réunion (une pour 50 personnes, une pour 20 personnes).</text:p>
      <text:p text:style-name="P10">5. Bureau individuel pour le Directeur et la DRH.</text:p>
      <text:p text:style-name="P10">6. Le regroupement des individus est toléré que pour les personnes ayant le même centre d’intérêt.</text:p>
      <text:p text:style-name="P1"/>
      <text:p text:style-name="P1">II. Personn<text:span text:style-name="T3">e</text:span>l : (inspiré de Asobo Studios)</text:p>
      <table:table table:name="Tableau1" table:style-name="Tableau1">
        <table:table-column table:style-name="Tableau1.A"/>
        <table:table-column table:style-name="Tableau1.B"/>
        <table:table-row table:style-name="TableLine2253860097216">
          <table:table-cell table:style-name="Tableau1.A1" office:value-type="string">
            <text:p text:style-name="P8">Version réelle</text:p>
          </table:table-cell>
          <table:table-cell table:style-name="Tableau1.B1" office:value-type="string">
            <text:p text:style-name="P9">Version simplifiée</text:p>
          </table:table-cell>
        </table:table-row>
        <table:table-row table:style-name="TableLine2253860097504">
          <table:table-cell table:style-name="Tableau1.A2" office:value-type="string">
            <text:p text:style-name="P4">H.R : <text:s/>8 (dont une <text:span text:style-name="T1">DRH</text:span>)</text:p>
          </table:table-cell>
          <table:table-cell table:style-name="Tableau1.B2" office:value-type="string">
            <text:p text:style-name="P6">Director : 1</text:p>
          </table:table-cell>
        </table:table-row>
        <table:table-row table:style-name="TableLine2253860095776">
          <table:table-cell table:style-name="Tableau1.A2" office:value-type="string">
            <text:p text:style-name="P7">Level Designer : 12</text:p>
          </table:table-cell>
          <table:table-cell table:style-name="Tableau1.B2" office:value-type="string">
            <text:p text:style-name="P6">H.R : 8 ( 1 DRH)</text:p>
          </table:table-cell>
        </table:table-row>
        <table:table-row table:style-name="TableLine2253860097792">
          <table:table-cell table:style-name="Tableau1.A2" office:value-type="string">
            <text:p text:style-name="P7">Gameplay Programmer : 38</text:p>
          </table:table-cell>
          <table:table-cell table:style-name="Tableau1.B2" office:value-type="string">
            <text:p text:style-name="P6">Marketing : 27 ( avec Vidéo et Comptables)</text:p>
          </table:table-cell>
        </table:table-row>
        <table:table-row table:style-name="TableLine2253860098656">
          <table:table-cell table:style-name="Tableau1.A2" office:value-type="string">
            <text:p text:style-name="P7">Producer : 15</text:p>
          </table:table-cell>
          <table:table-cell table:style-name="Tableau1.B2" office:value-type="string">
            <text:p text:style-name="P6">Communication : 6</text:p>
          </table:table-cell>
        </table:table-row>
        <table:table-row table:style-name="TableLine2253860099808">
          <table:table-cell table:style-name="Tableau1.A2" office:value-type="string">
            <text:p text:style-name="P7">Community Developper : 1</text:p>
          </table:table-cell>
          <table:table-cell table:style-name="Tableau1.B2" office:value-type="string">
            <text:p text:style-name="P6">Technical (support, data) : 10</text:p>
          </table:table-cell>
        </table:table-row>
        <table:table-row table:style-name="TableLine2253860092032">
          <table:table-cell table:style-name="Tableau1.A2" office:value-type="string">
            <text:p text:style-name="P7">Artist (3D etc): 45</text:p>
          </table:table-cell>
          <table:table-cell table:style-name="Tableau1.B2" office:value-type="string">
            <text:p text:style-name="P6">Narrative : 4</text:p>
          </table:table-cell>
        </table:table-row>
        <table:table-row table:style-name="TableLine2253861698448">
          <table:table-cell table:style-name="Tableau1.A2" office:value-type="string">
            <text:p text:style-name="P7">Game designer : 24</text:p>
          </table:table-cell>
          <table:table-cell table:style-name="Tableau1.B2" office:value-type="string">
            <text:p text:style-name="P6">Level + Game + Sound Designer : 12 + 26 + 9 = 47</text:p>
          </table:table-cell>
        </table:table-row>
        <table:table-row table:style-name="TableLine2253861704496">
          <table:table-cell table:style-name="Tableau1.A2" office:value-type="string">
            <text:p text:style-name="P7">Sound Designer : 9</text:p>
          </table:table-cell>
          <table:table-cell table:style-name="Tableau1.B2" office:value-type="string">
            <text:p text:style-name="P6">Programmeur (Gameplay, UI, Engine) : 43 + 7 + <text:s/>18 = 68</text:p>
          </table:table-cell>
        </table:table-row>
        <table:table-row table:style-name="Tableau1.10">
          <table:table-cell table:style-name="Tableau1.A2" office:value-type="string">
            <text:p text:style-name="P7">Technical (ex : CTO) : 7</text:p>
          </table:table-cell>
          <table:table-cell table:style-name="Tableau1.B2" office:value-type="string">
            <text:p text:style-name="P6">Artist + Animator : 50 + 15 = 65</text:p>
          </table:table-cell>
        </table:table-row>
        <text:soft-page-break/>
        <table:table-row table:style-name="Tableau1.10">
          <table:table-cell table:style-name="Tableau1.A2" office:value-type="string">
            <text:p text:style-name="P7">Marketing : 8</text:p>
          </table:table-cell>
          <table:table-cell table:style-name="Tableau1.B2" office:value-type="string">
            <text:p text:style-name="P6">Testeur : 15</text:p>
          </table:table-cell>
        </table:table-row>
        <table:table-row table:style-name="Tableau1.10">
          <table:table-cell table:style-name="Tableau1.A2" office:value-type="string">
            <text:p text:style-name="P7">Video : 3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7">Communication : 6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Animator : 15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Narrative : 4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UX/UI Programmer : 7 (très peu de UX)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UX/UI artist : 4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Comptable : 1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Engine programmer : 16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Director : 1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Data Analyst : 2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Online programmer : 3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Testeur : 15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Tool Developper : 2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7">System designer : 1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COO : 1</text:p>
          </table:table-cell>
          <table:table-cell table:style-name="Tableau1.B2" office:value-type="string">
            <text:p text:style-name="P5"/>
          </table:table-cell>
        </table:table-row>
        <table:table-row table:style-name="Tableau1.10">
          <table:table-cell table:style-name="Tableau1.A2" office:value-type="string">
            <text:p text:style-name="P4">CO-Founder : 3</text:p>
          </table:table-cell>
          <table:table-cell table:style-name="Tableau1.B2" office:value-type="string"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ibault Clodion</meta:initial-creator>
    <meta:editing-cycles>4</meta:editing-cycles>
    <meta:creation-date>2022-05-17T15:52:00</meta:creation-date>
    <dc:date>2022-06-11T15:15:55.184000000</dc:date>
    <meta:editing-duration>PT6M9S</meta:editing-duration>
    <meta:generator>LibreOffice/7.3.3.2$Windows_X86_64 LibreOffice_project/d1d0ea68f081ee2800a922cac8f79445e4603348</meta:generator>
    <meta:document-statistic meta:table-count="1" meta:image-count="0" meta:object-count="0" meta:page-count="2" meta:paragraph-count="47" meta:word-count="263" meta:character-count="1263" meta:non-whitespace-character-count="1043"/>
    <meta:user-defined meta:name="AppVersion">16.0000</meta:user-defined>
    <meta:template xlink:type="simple" xlink:actuate="onRequest" xlink:title="Normal.dotm" xlink:href=""/>
  </office:meta>
</office:document-meta>
</file>